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296ab8" officeooo:paragraph-rsid="0014c3d2"/>
    </style:style>
    <style:style style:name="P2" style:family="paragraph" style:parent-style-name="Standard">
      <style:text-properties officeooo:rsid="0032d8e1" officeooo:paragraph-rsid="0014c3d2"/>
    </style:style>
    <style:style style:name="P3" style:family="paragraph" style:parent-style-name="Standard">
      <style:text-properties officeooo:rsid="00296ab8" officeooo:paragraph-rsid="0014c3d2"/>
    </style:style>
    <style:style style:name="P4" style:family="paragraph" style:parent-style-name="Standard">
      <style:text-properties officeooo:rsid="002b0195" officeooo:paragraph-rsid="0014c3d2"/>
    </style:style>
    <style:style style:name="P5" style:family="paragraph" style:parent-style-name="Standard">
      <style:text-properties officeooo:rsid="00516f09" officeooo:paragraph-rsid="0014c3d2"/>
    </style:style>
    <style:style style:name="P6" style:family="paragraph" style:parent-style-name="Standard">
      <style:text-properties style:font-name="Liberation Serif" fo:font-style="italic" officeooo:rsid="00516f09" officeooo:paragraph-rsid="0014c3d2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2b0195" officeooo:paragraph-rsid="0014c3d2" style:font-style-asian="italic" style:font-style-complex="italic"/>
    </style:style>
    <style:style style:name="P8" style:family="paragraph" style:parent-style-name="Standard">
      <style:text-properties style:font-name="Dudu Cyryllic" officeooo:rsid="02c2273a" officeooo:paragraph-rsid="0014c3d2"/>
    </style:style>
    <style:style style:name="P9" style:family="paragraph" style:parent-style-name="Standard">
      <style:text-properties officeooo:rsid="002c48f1" officeooo:paragraph-rsid="0014c3d2"/>
    </style:style>
    <style:style style:name="P10" style:family="paragraph" style:parent-style-name="Standard">
      <style:text-properties officeooo:rsid="002d506f" officeooo:paragraph-rsid="0014c3d2"/>
    </style:style>
    <style:style style:name="P11" style:family="paragraph" style:parent-style-name="Standard">
      <style:text-properties officeooo:rsid="002f23b2" officeooo:paragraph-rsid="0014c3d2"/>
    </style:style>
    <style:style style:name="P12" style:family="paragraph" style:parent-style-name="Standard">
      <style:text-properties officeooo:rsid="00305534" officeooo:paragraph-rsid="0014c3d2"/>
    </style:style>
    <style:style style:name="P13" style:family="paragraph" style:parent-style-name="Standard">
      <style:text-properties officeooo:rsid="0030e557" officeooo:paragraph-rsid="0014c3d2"/>
    </style:style>
    <style:style style:name="T1" style:family="text">
      <style:text-properties officeooo:rsid="00a0415c"/>
    </style:style>
    <style:style style:name="T2" style:family="text">
      <style:text-properties officeooo:rsid="02c9fd19"/>
    </style:style>
    <style:style style:name="T3" style:family="text">
      <style:text-properties officeooo:rsid="009f439d"/>
    </style:style>
    <style:style style:name="T4" style:family="text">
      <style:text-properties officeooo:rsid="00097b6f"/>
    </style:style>
    <style:style style:name="T5" style:family="text">
      <style:text-properties officeooo:rsid="02c7c202"/>
    </style:style>
    <style:style style:name="T6" style:family="text">
      <style:text-properties officeooo:rsid="002d506f"/>
    </style:style>
    <style:style style:name="T7" style:family="text">
      <style:text-properties officeooo:rsid="02c86a3d"/>
    </style:style>
    <style:style style:name="T8" style:family="text">
      <style:text-properties officeooo:rsid="00d6965d"/>
    </style:style>
    <style:style style:name="T9" style:family="text">
      <style:text-properties officeooo:rsid="003651a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c86a3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<text:span text:style-name="T3">Иногда</text:span> дома <text:span text:style-name="T3">происходят</text:span> сугубо семейные игры, без соседей.</text:p>
      <text:p text:style-name="P4">Услыхав оживлённый смех из комнаты родителей, я откладываю книгу и спешу туда.</text:p>
      <text:p text:style-name="P4">- Что это вы тут?- спрашиваю у всех, охваченных общим весельем.</text:p>
      <text:p text:style-name="P4">- Горшки проверяем!</text:p>
      <text:p text:style-name="P4">- Как это?</text:p>
      <text:p text:style-name="P4">- Иди и тебе проверим.</text:p>
      <text:p text:style-name="P4">Надо сесть на спину папы и ухватить его за шею, пока он крепко держит мои ноги.</text:p>
      <text:p text:style-name="P4">Мне это нравится, но он разворачивает меня задом к маме и я чувствую, как её палец втыкается мне в попу насколько пускает одежда.</text:p>
      <text:p text:style-name="P4">- А горшок-то дырявый!- говорит мама.</text:p>
      <text:p text:style-name="P4">Все хохочут и я смеюсь, хотя мне как-то стыдно...</text:p>
      <text:p text:style-name="P4">В другой раз папа спросил у меня:</text:p>
      <text:p text:style-name="P4">- Хочешь Москву покажу?</text:p>
      <text:p text:style-name="P4">- Конечно — хочу!</text:p>
      <text:p text:style-name="P4">Он зашёл сзади, плотно наложил ладони на мои уши и, стиснув голову, приподнял меня на метр от пола.</text:p>
      <text:p text:style-name="P4">- Что? Видишь Москву?</text:p>
      <text:p text:style-name="P4">- Да! Да! - кричу я.</text:p>
      <text:p text:style-name="P4">Он опускает меня на пол, а я стараюсь не показать слёзы от боли в сплющенных о череп ушах.</text:p>
      <text:p text:style-name="P5">- Ага, купился!- смеётся папа.- Как же тебя легко купить!..</text:p>
      <text:p text:style-name="P6"/>
      <text:p text:style-name="P7"><text:span text:style-name="T4">(...м</text:span>ного позже я догадался, что он повторял шутки, которые шутили над ним в его детстве...<text:span text:style-name="T4">)</text:span></text:p>
      <text:p text:style-name="P8"/>
      <text:p text:style-name="P4">По ходу пряток с исчезновение Сашки,<text:span text:style-name="T5"> </text:span>прощупывая одежды в занавесочном отделении прихожей, <text:span text:style-name="T5">я</text:span> заприметил одинокую бутылку ситра в узкой расселине между стеной <text:span text:style-name="T3">и</text:span> плетёным сундуком.</text:p>
      <text:p text:style-name="P9">Ситро я просто обожал, единственная <text:s/>претензия к этом <text:s/>газированному нектару <text:s/>в том, что чересчур <text:span text:style-name="T5">уж </text:span>быстро <text:span text:style-name="T5">исчезает из</text:span> стакан<text:span text:style-name="T5">а</text:span>.</text:p>
      <text:p text:style-name="P9"><text:span text:style-name="T5">Ту</text:span> найденную бутылку наверняка припасли <text:span text:style-name="T3">для</text:span> како<text:span text:style-name="T3">го</text:span>-нибудь праздник<text:span text:style-name="T3">а</text:span>, <text:span text:style-name="T3">но</text:span> потом забыли.</text:p>
      <text:p text:style-name="P9">Я никому не стал напоминать, <text:span text:style-name="T5">и </text:span>на следующий день, или после-следующий день, улучив момент, когда остался один дома, вытащил <text:span text:style-name="T5">ситро</text:span> из-за сундука и поспешил на кухню.</text:p>
      <text:p text:style-name="P9">Ещё в коридоре нетерпеливая рука заметила податливость железной крышечки с кружком пробковой прокладки и, не доходя до кух<text:span text:style-name="T5">о</text:span>н<text:span text:style-name="T5">ной двери</text:span>, я запрокинул бутылку к жаждущим губам.</text:p>
      <text:p text:style-name="P9">К середине второго глотка мне дошло — это ситро не то, чтобы не совсем <text:span text:style-name="T3">он</text:span>о, а вовсе даже не оно.</text:p>
      <text:p text:style-name="P9">Перевернув бутылку обратно, я <text:span text:style-name="T5">разглядел</text:span>, что после праздников туда <text:s/>нали<text:span text:style-name="T5">ли</text:span> подсолнечное масло <text:span text:style-name="T5">на хранение</text:span>.</text:p>
      <text:p text:style-name="P9">Хорошо, что никто не видел как я опростоволосился, кроме белого ящичка аптечки с красным крестом на дверце, <text:span text:style-name="T3">что висит</text:span> на стене между занавесочным гардеробом и кладовкой, да <text:span text:style-name="T3">ещё </text:span>чёрного электросчётчика <text:span text:style-name="T5">чуть выше</text:span> входной двери.</text:p>
      <text:p text:style-name="P9">Но они <text:span text:style-name="T5">никому </text:span>не расскажут...</text:p>
      <text:p text:style-name="P9"/>
      <text:p text:style-name="P9">Следующим гастрономическим правонарушением стало похищение свежевыпеченной пышки, которую мама сняла вместе с другими, точно такими же пышками, с протвеня электропечки «Харьков» и разложила на полотенце поверх кухонного стола.</text:p>
      <text:p text:style-name="P9">Их коричневато лоснящиеся спинки <text:span text:style-name="T5">настолько </text:span>были соблазнительны, что я преступил <text:span text:style-name="T5">мамин </text:span><text:soft-page-break/>наказ <text:span text:style-name="T6">—</text:span> дожидаться общего чаепития, и утащил одну из них в логово на плетён<text:span text:style-name="T3">ом</text:span> сундук<text:span text:style-name="T3">е</text:span> за <text:span text:style-name="T7">ситцем </text:span>занавеск<text:span text:style-name="T7">и</text:span>.</text:p>
      <text:p text:style-name="P9">Возможно, та пышка и впрямь оказалась слишком горячей, или чувство вины задавило вкусовые ощущения, но, торопливо заглатывая куски запретного плода кулинарного искусства, я не <text:span text:style-name="T7">почувствовал обычной услады и хотел лишь, чтобы она поскорее закончилась; а когда мама позвала всех на чай с пышками, мне уже совсем не хотелось...</text:span></text:p>
      <text:p text:style-name="P9"/>
      <text:p text:style-name="P10">Ну, а вобщем, я был вполне законопослушным дитём; не очень умелым «копушей», но чистосердечно старательным, и если что-то делал не так, то не из вредности, а просто оно само так получалось.</text:p>
      <text:p text:style-name="P10">Папа ворчал, что моя лень-матушка родилась раньше меня — только и знаю: день-деньской валяться на диване с книжкой, а мама отвечала, что читать полезно и, может быть, <text:s/>я стану врачом, потому что мне очень пойдёт белый халат.</text:p>
      <text:p text:style-name="P10">Становиться врачом я не хотел; мне не нравился запах докторских кабинетов...</text:p>
      <text:p text:style-name="P10"/>
      <text:p text:style-name="P10">На одном из уроков Серафима Сергеевна показала нам фанерную рамочку 10см х10см <text:s/>— прообраз ткацкого станка, с рядочком маленьких гвоздиков на двух противоположных краях.</text:p>
      <text:p text:style-name="P10">На гвоздиках, из края в край, натянуты толстые цветные нитки, поперёк которых вплетаются нитки разных других цветов, пока не получится кукольно крошечный коврик.</text:p>
      <text:p text:style-name="P10">Учительница <text:span text:style-name="T8">с</text:span>казала нам принести на следующий урок такие же рамочки, родители, конечно же, помогут <text:span text:style-name="T8">нам </text:span>их сделать.</text:p>
      <text:p text:style-name="P10">Но папа работал во вторую смену, а мама была занята на кухне. Правда, она помогла найти фанерку от старого посылочного ящика и разрешила взять пилу-ножовку из кладовой.</text:p>
      <text:p text:style-name="P11">Работал я в ванной, прижимая фанерку ногой к табуретке.</text:p>
      <text:p text:style-name="P11">Ножовка застревала, выдира<text:span text:style-name="T8">ла</text:span> из фанерки мелкие щепочки, но через час кривоватый, в задирках, квадратик <text:s/>был отпилен.</text:p>
      <text:p text:style-name="P11">И тут встала капитальная проблема — как выпилить внутри него ещё один квадратик, чтоб получилась рамочка?</text:p>
      <text:p text:style-name="P11">Я попробовал выдолбить <text:span text:style-name="T7">середину при</text:span> помощ<text:span text:style-name="T7">и</text:span> кухонного ножа и молотка, но только <text:span text:style-name="T7">лишь</text:span> расщепил с таким трудом сделанную заготовку.</text:p>
      <text:p text:style-name="P11">Под вечер, изведя в безрезультатных попытках всю найденную фанерку, я понял, что не гожусь в мастера и разревелся перед мамой.</text:p>
      <text:p text:style-name="P11">А уже совсем-совсем поздно, когда я засыпал и папа вернулся с работы, мама что-то ему говорили на кухне, а папа сердитым голосом отвечал:</text:p>
      <text:p text:style-name="P11">- Ну, что «Коля»? Что «Коля»?</text:p>
      <text:p text:style-name="P11">Наутро за завтраком мама сказала:</text:p>
      <text:p text:style-name="P11">- Посмотри что папа тебе для школы сделал.</text:p>
      <text:p text:style-name="P11">Я обомлел от счастья и восторга, увидев рамочку ткацкого станка из белой отшлифованной наждаком фанеры; и нигде ни трещинки, ни задоринки.</text:p>
      <text:p text:style-name="P11">И два рядочка вбитых под линеечку гвоздиков...</text:p>
      <text:p text:style-name="P11"/>
      <text:p text:style-name="P12">На следующий год папа принёс мне с работы лобзик и маленькие пилочки к нему. </text:p>
      <text:p text:style-name="P12"><text:span text:style-name="T3">В школе я записался на кружок</text:span> «<text:span text:style-name="T9">Умелые руки» </text:span>и по вечерам занимался выпиливанием из фанеры фигурок и полочек по чертежам в книжке «Умелые руки». </text:p>
      <text:p text:style-name="P12">С выпиливанием у меня не заладилось — слишком часто ломались пилочки <text:span text:style-name="T7">в </text:span>лобзик<text:span text:style-name="T7">е</text:span>. </text:p>
      <text:p text:style-name="P12"><text:span text:style-name="T3">Правда, я</text:span> всё же изготовил (с папиной доводкой и лакировкой) рамочку для маминой фотографии.</text:p>
      <text:p text:style-name="P12"><text:span text:style-name="T7">А в</text:span>от выжигание намного легче, и мне нравился запах углящейся фанеры, когда я выжигал на ней картинки к басням Крылова из той же <text:span text:style-name="T7">самой</text:span> книжки для начинающих умельцев. </text:p>
      <text:p text:style-name="P12"><text:span text:style-name="T4">Потом п</text:span>апа принёс домой выжигатель, который он <text:span text:style-name="T4"><text:s/></text:span>сделал <text:span text:style-name="T7">у себя </text:span>на работе, даже получше магазинных.</text:p>
      <text:p text:style-name="P12">А из магазина мне подарили конструктор — набор чёрных жестяных полосок и панелек со <text:soft-page-break/>множеством круглых дырочек <text:span text:style-name="T8">для</text:span> продева<text:span text:style-name="T8">ния туда</text:span> винтик<text:span text:style-name="T8">ов, чтобы</text:span> гаечками притягивать деталь к детали по чертежам конструктора. </text:p>
      <text:p text:style-name="P12">Получались разные машины, паровозы с вагонами. Один раз я <text:span text:style-name="T1">два месяца </text:span>соб<text:span text:style-name="T1">и</text:span>рал башенный кран — ростом выше табуретки, едва хватило винтиков.</text:p>
      <text:p text:style-name="P12"/>
      <text:p text:style-name="P13"><text:span text:style-name="T11">И</text:span> кост<text:span text:style-name="T10">юм робота на </text:span><text:span text:style-name="T11">школьную </text:span><text:span text:style-name="T10">новогоднюю ёлку <text:s/>сделал мне папа </text:span>по рисунку, который мама нашла в своём журнале РАБОТНИЦА.</text:p>
      <text:p text:style-name="P2"><text:span text:style-name="T7">Он представлял собою</text:span> короб из однослойного, но крепкого картона, <text:span text:style-name="T7">который начинался</text:span> от плечей и <text:span text:style-name="T1">доходил </text:span>до чуть пониже пояса.</text:p>
      <text:p text:style-name="P2">Слева на груди короба написано «+», а на правой стороне «-», как <text:span text:style-name="T7">на</text:span> больших плоских батаре<text:span text:style-name="T7">йках</text:span> для карманного фонарика.</text:p>
      <text:p text:style-name="P2">Под моим коробом тоже была батарейка, но более мощная — чешская «крона», и маленький переключатель; от его щелчка загоралась лампочка-нос в кубообразной картонной голове робота, <text:span text:style-name="T2">которая</text:span> оде<text:span text:style-name="T2">валась</text:span> <text:s/>поверх моей, как шлём.</text:p>
      <text:p text:style-name="P2"><text:span text:style-name="T1">К</text:span>вадратные прорези <text:span text:style-name="T1">для </text:span>глаз, <text:span text:style-name="T1">п</text:span>о бокам от носа-<text:span text:style-name="T2">лампочки</text:span>, <text:span text:style-name="T1">позволяли</text:span> видеть с кем и как хороводишься вокруг ёлки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52:34.084368535</meta:creation-date>
    <dc:date>2017-02-27T20:52:49.622265606</dc:date>
    <dc:creator>sehrguey </dc:creator>
    <meta:editing-duration>PT15S</meta:editing-duration>
    <meta:editing-cycles>1</meta:editing-cycles>
    <meta:document-statistic meta:table-count="0" meta:image-count="0" meta:object-count="0" meta:page-count="3" meta:paragraph-count="62" meta:word-count="1040" meta:character-count="6674" meta:non-whitespace-character-count="5671"/>
    <meta:generator>LibreOffice/4.3.3.2$Linux_x86 LibreOffice_project/430m0$Build-2</meta:generator>
  </office:meta>
</office:document-meta>
</file>